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UM_DEPART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formula="of:=FLOOR(RAND()*100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table:formula="of:=FLOOR(RAND()*10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table:formula="of:=FLOOR(RAND()*10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table:formula="of:=FLOOR(RAND()*10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table:formula="of:=FLOOR(RAND()*1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table:formula="of:=FLOOR(RAND()*100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table:formula="of:=FLOOR(RAND()*1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table:formula="of:=FLOOR(RAND()*10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table:formula="of:=FLOOR(RAND()*10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table:formula="of:=FLOOR(RAND()*100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table:formula="of:=FLOOR(RAND()*10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formula="of:=FLOOR(RAND()*10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table:formula="of:=FLOOR(RAND()*100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table:formula="of:=FLOOR(RAND()*100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table:formula="of:=FLOOR(RAND()*100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table:formula="of:=FLOOR(RAND()*10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table:formula="of:=FLOOR(RAND()*100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table:formula="of:=FLOOR(RAND()*10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table:formula="of:=FLOOR(RAND()*1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table:formula="of:=FLOOR(RAND()*10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table:formula="of:=FLOOR(RAND()*100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table:formula="of:=FLOOR(RAND()*100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table:formula="of:=FLOOR(RAND()*10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table:formula="of:=FLOOR(RAND()*10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formula="of:=FLOOR(RAND()*10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table:formula="of:=FLOOR(RAND()*10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table:formula="of:=FLOOR(RAND()*10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table:formula="of:=FLOOR(RAND()*100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table:formula="of:=FLOOR(RAND()*10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table:formula="of:=FLOOR(RAND()*10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table:formula="of:=FLOOR(RAND()*10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table:formula="of:=FLOOR(RAND()*10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table:formula="of:=FLOOR(RAND()*100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table:formula="of:=FLOOR(RAND()*100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table:formula="of:=FLOOR(RAND()*10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table:formula="of:=FLOOR(RAND()*10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table:formula="of:=FLOOR(RAND()*10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table:formula="of:=FLOOR(RAND()*10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table:formula="of:=FLOOR(RAND()*100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table:formula="of:=FLOOR(RAND()*100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table:formula="of:=FLOOR(RAND()*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table:formula="of:=FLOOR(RAND()*100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table:formula="of:=FLOOR(RAND()*100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table:formula="of:=FLOOR(RAND()*10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table:formula="of:=FLOOR(RAND()*100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table:formula="of:=FLOOR(RAND()*100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table:formula="of:=FLOOR(RAND()*10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table:formula="of:=FLOOR(RAND()*100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table:formula="of:=FLOOR(RAND()*10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table:formula="of:=FLOOR(RAND()*100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table:formula="of:=FLOOR(RAND()*100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table:formula="of:=FLOOR(RAND()*100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table:formula="of:=FLOOR(RAND()*10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table:formula="of:=FLOOR(RAND()*10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table:formula="of:=FLOOR(RAND()*10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table:formula="of:=FLOOR(RAND()*10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table:formula="of:=FLOOR(RAND()*10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table:formula="of:=FLOOR(RAND()*100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table:formula="of:=FLOOR(RAND()*100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table:formula="of:=FLOOR(RAND()*100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table:formula="of:=FLOOR(RAND()*10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table:formula="of:=FLOOR(RAND()*10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table:formula="of:=FLOOR(RAND()*10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table:formula="of:=FLOOR(RAND()*10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table:formula="of:=FLOOR(RAND()*100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table:formula="of:=FLOOR(RAND()*10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table:formula="of:=FLOOR(RAND()*100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table:formula="of:=FLOOR(RAND()*10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table:formula="of:=FLOOR(RAND()*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table:formula="of:=FLOOR(RAND()*10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table:formula="of:=FLOOR(RAND()*10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table:formula="of:=FLOOR(RAND()*100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table:formula="of:=FLOOR(RAND()*100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table:formula="of:=FLOOR(RAND()*100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table:formula="of:=FLOOR(RAND()*10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table:formula="of:=FLOOR(RAND()*10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table:formula="of:=FLOOR(RAND()*100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table:formula="of:=FLOOR(RAND()*10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table:formula="of:=FLOOR(RAND()*10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table:formula="of:=FLOOR(RAND()*100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table:formula="of:=FLOOR(RAND()*100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table:formula="of:=FLOOR(RAND()*10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table:formula="of:=FLOOR(RAND()*10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table:formula="of:=FLOOR(RAND()*10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table:formula="of:=FLOOR(RAND()*100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table:formula="of:=FLOOR(RAND()*100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table:formula="of:=FLOOR(RAND()*100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table:formula="of:=FLOOR(RAND()*10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table:formula="of:=FLOOR(RAND()*10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table:formula="of:=FLOOR(RAND()*10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table:formula="of:=FLOOR(RAND()*100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table:formula="of:=FLOOR(RAND()*100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table:formula="of:=FLOOR(RAND()*100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table:formula="of:=FLOOR(RAND()*10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formula="of:=FLOOR(RAND()*10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table:formula="of:=FLOOR(RAND()*100)" office:value-type="float" office:value="66" calcext:value-type="float">
            <text:p>66</text:p>
          </table:table-cell>
        </table:table-row>
        <table:table-row table:style-name="ro1" table:number-rows-repeated="104847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9:27:57.3334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POMMEREAU</meta:initial-creator>
    <meta:creation-date>2016-03-02T19:21:43.072497000</meta:creation-date>
    <dc:date>2016-03-02T19:28:16.772812000</dc:date>
    <dc:creator>Eric POMMEREAU</dc:creator>
    <meta:editing-duration>PT4M14S</meta:editing-duration>
    <meta:editing-cycles>2</meta:editing-cycles>
    <meta:generator>LibreOffice/5.0.2.2$MacOSX_X86_64 LibreOffice_project/37b43f919e4de5eeaca9b9755ed688758a8251fe</meta:generator>
    <meta:document-statistic meta:table-count="1" meta:cell-count="194" meta:object-count="0"/>
  </office:meta>
</office:document-meta>
</file>